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09in" style:rel-column-width="2924*"/>
    </style:style>
    <style:style style:name="Table1.B" style:family="table-column">
      <style:table-column-properties style:column-width="2.6326in" style:rel-column-width="24914*"/>
    </style:style>
    <style:style style:name="Table1.C" style:family="table-column">
      <style:table-column-properties style:column-width="3.9833in" style:rel-column-width="376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106" officeooo:paragraph-rsid="00057106"/>
    </style:style>
    <style:style style:name="P2" style:family="paragraph" style:parent-style-name="Title">
      <style:text-properties officeooo:rsid="000e1b12" officeooo:paragraph-rsid="000e1b12"/>
    </style:style>
    <style:style style:name="P3" style:family="paragraph" style:parent-style-name="Table_20_Contents">
      <style:text-properties officeooo:rsid="000b090e" officeooo:paragraph-rsid="000b090e"/>
    </style:style>
    <style:style style:name="P4" style:family="paragraph" style:parent-style-name="Table_20_Contents">
      <style:text-properties officeooo:rsid="000b21b2" officeooo:paragraph-rsid="000b090e"/>
    </style:style>
    <style:style style:name="P5" style:family="paragraph" style:parent-style-name="Table_20_Contents">
      <style:text-properties fo:font-weight="bold" officeooo:rsid="000b090e" officeooo:paragraph-rsid="000b090e" style:font-weight-asian="bold" style:font-weight-complex="bold"/>
    </style:style>
    <style:style style:name="P6" style:family="paragraph" style:parent-style-name="Heading" style:list-style-name="L1"/>
    <style:style style:name="T1" style:family="text">
      <style:text-properties officeooo:rsid="00088e86"/>
    </style:style>
    <style:style style:name="T2" style:family="text">
      <style:text-properties officeooo:rsid="0008dd38"/>
    </style:style>
    <style:style style:name="T3" style:family="text">
      <style:text-properties officeooo:rsid="00096897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HOPM CHEC<text:span text:style-name="T1">K</text:span>LIST</text:p>
      <text:p text:style-name="Heading"/>
      <text:p text:style-name="Heading"/>
      <text:list xml:id="list3219084195" text:style-name="L1">
        <text:list-item>
          <text:p text:style-name="P6">Connecter le téléphone et le PC au même réseau <text:span text:style-name="T2">WIFI des deux manières suivantes : </text:span></text:p>
          <text:p text:style-name="P6">* Soit en connectant le PC au WIFI partage par le téléphone</text:p>
          <text:p text:style-name="P6">* Soit en utilisant un modem WIFI ( Méga non nécessaire )</text:p>
        </text:list-item>
        <text:list-item>
          <text:p text:style-name="P6">Démarrer le serveur ( xampp )</text:p>
        </text:list-item>
        <text:list-item>
          <text:p text:style-name="P6">Démarrer l’application serveur ( SHOPM )</text:p>
        </text:list-item>
        <text:list-item>
          <text:p text:style-name="P6">Lancer l’application mobile sur le <text:span text:style-name="T3">téléphone</text:span></text:p>
        </text:list-item>
        <text:list-item>
          <text:p text:style-name="P6">Connecter l’application mobile au serveur, de deux manières suivantes :</text:p>
          <text:p text:style-name="P6">* Soit par scan QR Code du sur l’application PC SHOPM</text:p>
          <text:p text:style-name="P6">* Soit par paramétrage manuel de l’application mobile, en entrant manuellement <text:span text:style-name="T3">l’adresse</text:span> IP du PC</text:p>
        </text:list-item>
      </text:list>
      <text:p text:style-name="P1"/>
      <text:p text:style-name="P1"/>
      <text:p text:style-name="P2">LIENS SERVEUR LOCAL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N<text:span text:style-name="T4">o</text:span></text:p>
          </table:table-cell>
          <table:table-cell table:style-name="Table1.A1" office:value-type="string">
            <text:p text:style-name="P4">Opération</text:p>
          </table:table-cell>
          <table:table-cell table:style-name="Table1.C1" office:value-type="string">
            <text:p text:style-name="P3">Lien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Ajout articles a la base des données ( Fichier CSV )</text:p>
          </table:table-cell>
          <table:table-cell table:style-name="Table1.C2" office:value-type="string">
            <text:p text:style-name="Table_20_Contents"><text:a xlink:type="simple" xlink:href="http://localhost/shopm/additems.php" text:style-name="Internet_20_link" text:visited-style-name="Visited_20_Internet_20_Link">http://localhost/shopm/additems.php</text:a>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Génération PDF QR Codes pour impression</text:p>
          </table:table-cell>
          <table:table-cell table:style-name="Table1.C2" office:value-type="string">
            <text:p text:style-name="Table_20_Contents"><text:a xlink:type="simple" xlink:href="http://localhost/shopm/qrgen.php" text:style-name="Internet_20_link" text:visited-style-name="Visited_20_Internet_20_Link">http://localhost/shopm/qrgen.php</text:a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8:00:58.179517237</meta:creation-date>
    <dc:date>2019-06-27T18:38:42.900306367</dc:date>
    <meta:editing-duration>PT24M37S</meta:editing-duration>
    <meta:editing-cycles>9</meta:editing-cycles>
    <meta:generator>LibreOffice/6.0.7.3$Linux_X86_64 LibreOffice_project/00m0$Build-3</meta:generator>
    <meta:print-date>2019-06-27T18:17:24.546464904</meta:print-date>
    <meta:document-statistic meta:table-count="1" meta:image-count="0" meta:object-count="0" meta:page-count="2" meta:paragraph-count="20" meta:word-count="127" meta:character-count="751" meta:non-whitespace-character-count="648"/>
  </office:meta>
</office:document-meta>
</file>